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1ae21" officeooo:paragraph-rsid="0001ae21"/>
    </style:style>
    <style:style style:name="P2" style:family="paragraph" style:parent-style-name="Standard">
      <style:text-properties officeooo:rsid="000286e3" officeooo:paragraph-rsid="000286e3"/>
    </style:style>
    <style:style style:name="P3" style:family="paragraph" style:parent-style-name="Standard">
      <style:text-properties officeooo:rsid="000286e3" officeooo:paragraph-rsid="00030001"/>
    </style:style>
    <style:style style:name="P4" style:family="paragraph" style:parent-style-name="Standard">
      <style:text-properties officeooo:paragraph-rsid="00030001"/>
    </style:style>
    <style:style style:name="P5" style:family="paragraph" style:parent-style-name="Standard">
      <style:text-properties officeooo:rsid="00030001" officeooo:paragraph-rsid="00030001"/>
    </style:style>
    <style:style style:name="T1" style:family="text">
      <style:text-properties officeooo:rsid="000300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1)</text:span></text:p>
      <text:p text:style-name="P4">exam@debian:~$ mkdir FISAT</text:p>
      <text:p text:style-name="Standard"/>
      <text:p text:style-name="Standard">exam@debian:~$ cd FISAT</text:p>
      <text:p text:style-name="Standard"/>
      <text:p text:style-name="Standard">exam@debian:~/FISAT$ mkdir day1</text:p>
      <text:p text:style-name="Standard"/>
      <text:p text:style-name="Standard">exam@debian:~/FISAT$ mkdir day2</text:p>
      <text:p text:style-name="Standard"/>
      <text:p text:style-name="Standard">exam@debian:~/FISAT$ mkdir day3</text:p>
      <text:p text:style-name="Standard"/>
      <text:p text:style-name="Standard">exam@debian:~/FISAT$ cd day1</text:p>
      <text:p text:style-name="Standard"/>
      <text:p text:style-name="Standard">exam@debian:~/FISAT/day1$ cat &gt;fi.txt</text:p>
      <text:p text:style-name="Standard">first day to college</text:p>
      <text:p text:style-name="Standard"/>
      <text:p text:style-name="Standard">exam@debian:~/FISAT/day1$ cat &gt;f1.txt</text:p>
      <text:p text:style-name="Standard">first day to college</text:p>
      <text:p text:style-name="Standard"/>
      <text:p text:style-name="Standard">exam@debian:~/FISAT/day1$ cat &gt;f2.txt</text:p>
      <text:p text:style-name="Standard">Second day to college</text:p>
      <text:p text:style-name="Standard"/>
      <text:p text:style-name="Standard">exam@debian:~/FISAT/day1$ cat &gt;f3.txt</text:p>
      <text:p text:style-name="Standard">Third day to college</text:p>
      <text:p text:style-name="Standard"/>
      <text:p text:style-name="Standard">exam@debian:~/FISAT/day1$ cd ..</text:p>
      <text:p text:style-name="Standard"/>
      <text:p text:style-name="Standard">exam@debian:~/FISAT$ cd day2</text:p>
      <text:p text:style-name="Standard"/>
      <text:p text:style-name="Standard">exam@debian:~/FISAT/day2$ cat &gt;m1.txt</text:p>
      <text:p text:style-name="Standard">learning php</text:p>
      <text:p text:style-name="Standard">exam@debian:~/FISAT/day2$ cat &gt;m2.txt</text:p>
      <text:p text:style-name="Standard">learning python</text:p>
      <text:p text:style-name="Standard"/>
      <text:p text:style-name="Standard">exam@debian:~/FISAT/day2$ cd ..</text:p>
      <text:p text:style-name="Standard"/>
      <text:p text:style-name="Standard">exam@debian:~/FISAT$ cd day3</text:p>
      <text:p text:style-name="Standard"/>
      <text:p text:style-name="Standard">exam@debian:~/FISAT/day3$ cat &gt;c1.txt</text:p>
      <text:p text:style-name="Standard">working on java lab</text:p>
      <text:p text:style-name="Standard"/>
      <text:p text:style-name="Standard">exam@debian:~/FISAT/day3$ cat &gt;c2.txt</text:p>
      <text:p text:style-name="Standard">working on dbms lab</text:p>
      <text:p text:style-name="Standard"/>
      <text:p text:style-name="Standard"/>
      <text:p text:style-name="P3">Ans: 3)</text:p>
      <text:p text:style-name="P3">chmod a+w f1.txt</text:p>
      <text:p text:style-name="P2">exam@debian:~/FISAT/day1$ ls -l</text:p>
      <text:p text:style-name="P2">total 16</text:p>
      <text:p text:style-name="P2">-rw-rw-rw- 1 exam exam 21 Oct <text:s/>8 10:07 f1.txt</text:p>
      <text:p text:style-name="P2">-rw-r--r-- 1 exam exam 22 Oct <text:s/>8 10:08 f2.txt</text:p>
      <text:p text:style-name="P2">-rw-r--r-- 1 exam exam 21 Oct <text:s/>8 10:08 f3.txt</text:p>
      <text:p text:style-name="P2"><text:soft-page-break/>-rw-r--r-- 1 exam exam 21 Oct <text:s/>8 10:07 fi.txt</text:p>
      <text:p text:style-name="Standard"/>
      <text:p text:style-name="Standard"/>
      <text:p text:style-name="P2"><text:span text:style-name="T1">Ans: </text:span>4) <text:s text:c="2"/>ps</text:p>
      <text:p text:style-name="P2">$ ps</text:p>
      <text:p text:style-name="P2"><text:s text:c="4"/>PID TTY <text:s text:c="9"/>TIME CMD</text:p>
      <text:p text:style-name="P2"><text:s text:c="3"/>5241 pts/0 <text:s text:c="3"/>00:00:00 bash</text:p>
      <text:p text:style-name="P2"><text:s text:c="2"/>11994 pts/0 <text:s text:c="3"/>00:00:00 ps</text:p>
      <text:p text:style-name="P1"/>
      <text:p text:style-name="P2"><text:span text:style-name="T1">Ans: </text:span>5) <text:s text:c="4"/>$ pwd</text:p>
      <text:p text:style-name="P2">/home/exam/FISAT/day1</text:p>
      <text:p text:style-name="P2"/>
      <text:p text:style-name="P2"/>
      <text:p text:style-name="P2"/>
      <text:p text:style-name="P2"/>
      <text:p text:style-name="P2"/>
      <text:p text:style-name="P5"><text:tab/><text:tab/><text:tab/><text:tab/><text:tab/>SHELL SCRIPT</text:p>
      <text:p text:style-name="P5"/>
      <text:p text:style-name="P5"/>
      <text:p text:style-name="P1">Ans 2:</text:p>
      <text:p text:style-name="P1">echo -e "Menu \n 1. To find Area of Circle \n 2. To find Area of Rectangle \n 3. To find Area of Triangle"</text:p>
      <text:p text:style-name="P1">echo "Enter your choice"</text:p>
      <text:p text:style-name="P1">read ch</text:p>
      <text:p text:style-name="P1">case $ch in</text:p>
      <text:p text:style-name="P1"><text:s text:c="4"/>1)echo "........Finding area of circle......."</text:p>
      <text:p text:style-name="P1"><text:s text:c="6"/>echo "Enter radius of a <text:s/>circle"</text:p>
      <text:p text:style-name="P1"><text:s text:c="6"/>read r</text:p>
      <text:p text:style-name="P1"><text:s text:c="6"/>a=`expr $r \* $r \* 22`</text:p>
      <text:p text:style-name="P1"><text:s text:c="6"/>area=`expr $a / 7`</text:p>
      <text:p text:style-name="P1"><text:s text:c="6"/>echo "Area of circle is=$area";;</text:p>
      <text:p text:style-name="P1"><text:s text:c="4"/>2)echo "......Finding area of Rectangle......."</text:p>
      <text:p text:style-name="P1"><text:s text:c="6"/>echo "Enter length of a rectangle"</text:p>
      <text:p text:style-name="P1"><text:s text:c="6"/>read l</text:p>
      <text:p text:style-name="P1"><text:s text:c="6"/>echo "Enter breadth of a rectangle"</text:p>
      <text:p text:style-name="P1"><text:s text:c="6"/>read b</text:p>
      <text:p text:style-name="P1"><text:s text:c="6"/>area=`expr $l \* $b`</text:p>
      <text:p text:style-name="P1"><text:s text:c="6"/>echo "Area of rectangle is=$area";;</text:p>
      <text:p text:style-name="P1"><text:s text:c="4"/>3)echo "......Finding area of triangle......"</text:p>
      <text:p text:style-name="P1"><text:s text:c="6"/>echo "Enter height of a triangle"</text:p>
      <text:p text:style-name="P1"><text:s text:c="6"/>read h</text:p>
      <text:p text:style-name="P1"><text:s text:c="6"/>echo "Enter breadth of a triangle"</text:p>
      <text:p text:style-name="P1"><text:s text:c="6"/>read b</text:p>
      <text:p text:style-name="P1"><text:s text:c="6"/>a=`expr $h \* $b`</text:p>
      <text:p text:style-name="P1"><text:s text:c="6"/>area=`expr $a / 2` </text:p>
      <text:p text:style-name="P1"><text:s text:c="6"/>echo "Area of triangle is=$area";;</text:p>
      <text:p text:style-name="P1">esac</text:p>
      <text:p text:style-name="P1"/>
      <text:p text:style-name="P1"/>
      <text:p text:style-name="P1">OUTPUT:</text:p>
      <text:p text:style-name="P1">Menu </text:p>
      <text:p text:style-name="P1"><text:s/>1. To find Area of Circle </text:p>
      <text:p text:style-name="P1"><text:soft-page-break/><text:s/>2. To find Area of Rectangle </text:p>
      <text:p text:style-name="P1"><text:s/>3. To find Area of Triangle</text:p>
      <text:p text:style-name="P1">Enter your choice</text:p>
      <text:p text:style-name="P1">1</text:p>
      <text:p text:style-name="P1">........Finding area of circle.......</text:p>
      <text:p text:style-name="P1">Enter radius of a <text:s/>circle</text:p>
      <text:p text:style-name="P1">2</text:p>
      <text:p text:style-name="P1">Area of circle is=12</text:p>
      <text:p text:style-name="P1">exam@debian:~$ bash area.sh</text:p>
      <text:p text:style-name="P1">Menu </text:p>
      <text:p text:style-name="P1"><text:s/>1. To find Area of Circle </text:p>
      <text:p text:style-name="P1"><text:s/>2. To find Area of Rectangle </text:p>
      <text:p text:style-name="P1"><text:s/>3. To find Area of Triangle</text:p>
      <text:p text:style-name="P1">Enter your choice</text:p>
      <text:p text:style-name="P1">2</text:p>
      <text:p text:style-name="P1">......Finding area of Rectangle.......</text:p>
      <text:p text:style-name="P1">Enter length of a rectangle</text:p>
      <text:p text:style-name="P1">3</text:p>
      <text:p text:style-name="P1">Enter breadth of a rectangle</text:p>
      <text:p text:style-name="P1">4</text:p>
      <text:p text:style-name="P1">Area of triangle is=12</text:p>
      <text:p text:style-name="P1">exam@debian:~$ bash area.sh</text:p>
      <text:p text:style-name="P1">Menu </text:p>
      <text:p text:style-name="P1"><text:s/>1. To find Area of Circle </text:p>
      <text:p text:style-name="P1"><text:s/>2. To find Area of Rectangle </text:p>
      <text:p text:style-name="P1"><text:s/>3. To find Area of Triangle</text:p>
      <text:p text:style-name="P1">Enter your choice</text:p>
      <text:p text:style-name="P1">3</text:p>
      <text:p text:style-name="P1">......Finding area of triangle......</text:p>
      <text:p text:style-name="P1">Enter height of a triangle</text:p>
      <text:p text:style-name="P1">4</text:p>
      <text:p text:style-name="P1">Enter breadth of a triangle</text:p>
      <text:p text:style-name="P1">3</text:p>
      <text:p text:style-name="P1">Area of triangle is=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0:16:27.362601418</meta:creation-date>
    <dc:date>2021-10-08T12:18:37.268718210</dc:date>
    <meta:editing-duration>PT1H51M58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3" meta:paragraph-count="107" meta:word-count="414" meta:character-count="2641" meta:non-whitespace-character-count="2157"/>
  </office:meta>
</office:document-meta>
</file>